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9D3B90BB35171F54.png" manifest:media-type="image/png"/>
  <manifest:file-entry manifest:full-path="Pictures/1000351400009698000054AB0433B3D38C11A42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1" style:family="paragraph">
      <style:text-properties fo:color="#ffffff"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T1" style:family="text">
      <style:text-properties fo:color="#ffffff"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text-style-name="P1" draw:layer="layout" svg:width="25.2cm" svg:height="2.4cm" svg:x="1.4cm" svg:y="0.8cm" presentation:class="title" presentation:user-transformed="true">
          <draw:text-box>
            <text:p><text:span text:style-name="T1">External Sorting</text:span></text:p>
          </draw:text-box>
        </draw:frame>
        <draw:frame presentation:style-name="pr2" draw:text-style-name="P3" draw:layer="layout" svg:width="26.6cm" svg:height="12.179cm" svg:x="1.016cm" svg:y="4.826cm" presentation:class="subtitle" presentation:user-transformed="true">
          <draw:text-box>
            <text:p text:style-name="P2"><text:span text:style-name="T2">1. Storage</text:span><text:tab/></text:p>
            <text:p text:style-name="P2"><text:tab/><text:span text:style-name="T3">- Data on External Storage (Important points to keep in mind: Disks, tapes and records).</text:span></text:p>
            <text:p text:style-name="P2"><text:span text:style-name="T3"><text:tab/></text:span><text:span text:style-name="T3">- Physical characteristics of disks and tapes, and how do they affect the design of </text:span><text:span text:style-name="T3"><text:tab/></text:span><text:span text:style-name="T3"><text:tab/></text:span><text:span text:style-name="T3"> <text:s/>database systems.</text:span></text:p>
            <text:p text:style-name="P2"><text:span text:style-name="T3"><text:tab/></text:span><text:span text:style-name="T3">- Levels of Redundancy (RAID levels).</text:span></text:p>
            <text:p text:style-name="P2"><text:span text:style-name="T3"/></text:p>
            <text:p text:style-name="P2"><text:span text:style-name="T2">2. Indexes</text:span><text:span text:style-name="T3"><text:tab/></text:span></text:p>
            <text:p text:style-name="P2"><text:tab/><text:span text:style-name="T3">- B+ Tree Indexes.</text:span></text:p>
            <text:p text:style-name="P2"><text:span text:style-name="T3"><text:tab/></text:span><text:span text:style-name="T3">- Hash-Based Indexes.</text:span></text:p>
            <text:p text:style-name="P2"><text:span text:style-name="T3"><text:tab/></text:span><text:span text:style-name="T3">- Clustered vs. Unclustered Index.</text:span></text:p>
            <text:p text:style-name="P2"><text:span text:style-name="T3"><text:tab/></text:span><text:span text:style-name="T3">- Choice of Indexes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706cm" fo:text-indent="0cm"/>
      <style:text-properties fo:font-size="49.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528cm" fo:text-indent="0cm"/>
      <style:text-properties fo:font-size="42.700000762939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351cm" fo:text-indent="0cm"/>
      <style:text-properties fo:font-size="35.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5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9D3B90BB35171F54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16:20:11.283070458</meta:creation-date>
    <dc:date>2018-06-08T17:27:02.284588837</dc:date>
    <meta:editing-duration>PT6M37S</meta:editing-duration>
    <meta:editing-cycles>2</meta:editing-cycles>
    <meta:generator>LibreOffice/5.1.6.2$Linux_X86_64 LibreOffice_project/10m0$Build-2</meta:generator>
    <meta:document-statistic meta:object-count="37"/>
  </office:meta>
</office:document-meta>
</file>